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1c4" officeooo:paragraph-rsid="000a71c4"/>
    </style:style>
    <style:style style:name="P2" style:family="paragraph" style:parent-style-name="Standard">
      <style:text-properties fo:language="ru" fo:country="RU" officeooo:rsid="000a71c4" officeooo:paragraph-rsid="000a71c4"/>
    </style:style>
    <style:style style:name="P3" style:family="paragraph" style:parent-style-name="Standard">
      <style:text-properties fo:language="ru" fo:country="RU" officeooo:rsid="000ab69b" officeooo:paragraph-rsid="000ab69b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c04f"/>
    </style:style>
    <style:style style:name="T4" style:family="text">
      <style:text-properties officeooo:rsid="000dc04f"/>
    </style:style>
    <style:style style:name="T5" style:family="text">
      <style:text-properties fo:color="#800000"/>
    </style:style>
    <style:style style:name="T6" style:family="text">
      <style:text-properties fo:color="#00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Лого остается на месте всегда. <text:s/>Панель левая прячется при переходе на какую-нибудь категорию</text:span></text:p>
      <text:p text:style-name="P2">2.<text:span text:style-name="T6"> Календарь событий. Гугловский календарь подтягивается с интернета</text:span></text:p>
      <text:p text:style-name="P2">3. Возрождение традиц<text:span text:style-name="T3">ы</text:span><text:span text:style-name="T4">и</text:span>. Подкатегории:</text:p>
      <text:p text:style-name="P2">-игры</text:p>
      <text:p text:style-name="P2">-мастер-классы</text:p>
      <text:p text:style-name="P2">-Праздники</text:p>
      <text:p text:style-name="P2">4. Описание традиции на главной странице</text:p>
      <text:p text:style-name="P2">5. Описание <text:span text:style-name="T4">матрицы</text:span> судьбы на главной странице</text:p>
      <text:p text:style-name="P2">6. Фон выбрать фотографии для фона</text:p>
      <text:p text:style-name="P2">7. Интернет-магазин</text:p>
      <text:p text:style-name="P2">8. Ссылки на события в категории календарь событий</text:p>
      <text:p text:style-name="P3">9. Добавить значки <text:span text:style-name="T4">соц сетей</text:span> на боковую панель и когда она заезжает заезжают и они</text:p>
      <text:p text:style-name="P3">10. Мокрая печать любовь планете на каждой фотографии</text:p>
      <text:p text:style-name="P3">11. Поговорить за адаптивность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6M51S</meta:editing-duration>
    <meta:editing-cycles>4</meta:editing-cycles>
    <meta:generator>LibreOffice/5.1.1.3$Windows_x86 LibreOffice_project/89f508ef3ecebd2cfb8e1def0f0ba9a803b88a6d</meta:generator>
    <dc:date>2016-07-25T22:21:15.779000000</dc:date>
    <meta:document-statistic meta:table-count="0" meta:image-count="0" meta:object-count="0" meta:page-count="1" meta:paragraph-count="14" meta:word-count="85" meta:character-count="584" meta:non-whitespace-character-count="512"/>
    <meta:user-defined meta:name="Info 1"/>
    <meta:user-defined meta:name="Info 2"/>
    <meta:user-defined meta:name="Info 3"/>
    <meta:user-defined meta:name="Info 4"/>
  </office:meta>
</office:document-meta>
</file>